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343" officeooo:paragraph-rsid="000ff3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{d.firstname} {d.lastname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23:05:28.628523680</meta:creation-date>
    <dc:date>2024-02-23T23:47:35.089137858</dc:date>
    <meta:editing-duration>PT1M1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3" meta:character-count="32" meta:non-whitespace-character-count="30"/>
  </office:meta>
</office:document-meta>
</file>